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5" calcext:value-type="float">
            <text:p>215</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3" calcext:value-type="float">
            <text:p>23</text:p>
          </table:table-cell>
          <table:table-cell table:style-name="ce25" table:formula="of:=SUM([.B2:.F2])" office:value-type="float" office:value="233" calcext:value-type="float">
            <text:p>2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3" table:number-rows-repeated="2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5">00/00/0000</text:date>, <text:time style:data-style-name="N2" text:time-value="21:23:07.4568882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5T21:23:41.045969749</dc:date>
    <meta:editing-duration>PT10H28M40S</meta:editing-duration>
    <meta:editing-cycles>238</meta:editing-cycles>
    <meta:document-statistic meta:table-count="1" meta:cell-count="1271" meta:object-count="0"/>
  </office:meta>
</office:document-meta>
</file>